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_20_4672" svg:stroke-width="0.019cm" svg:stroke-color="#000000" draw:marker-start-width="0.229cm" draw:marker-start-center="false" draw:marker-end-width="0.229cm" draw:marker-end-center="false" draw:fill="solid" draw:fill-color="#b5e08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13cm" fo:min-width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6fb544" draw:marker-start="Arrow_20_concave" draw:marker-start-width="0.18cm" draw:marker-start-center="false" draw:marker-end="Arrow_20_concave" draw:marker-end-width="0.18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ad649a" draw:marker-start="Arrow_20_concave" draw:marker-start-width="0.18cm" draw:marker-start-center="false" draw:marker-end="Arrow_20_concave" draw:marker-end-width="0.18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a8d384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Dashed_20__28_var_29__20_4673" svg:stroke-width="0.019cm" svg:stroke-color="#000000" draw:marker-start-width="0.229cm" draw:marker-start-center="false" draw:marker-end-width="0.229cm" draw:marker-end-center="false" draw:fill="solid" draw:fill-color="#b5e08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b5e08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dash" draw:stroke-dash="Dashed_20__28_var_29__20_4674" svg:stroke-width="0.019cm" svg:stroke-color="#000000" draw:marker-start-width="0.229cm" draw:marker-start-center="false" draw:marker-end-width="0.229cm" draw:marker-end-center="false" draw:fill="solid" draw:fill-color="#b5e08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dash" draw:stroke-dash="Dashed_20__28_var_29__20_4675" svg:stroke-width="0.019cm" svg:stroke-color="#000000" draw:marker-start-width="0.229cm" draw:marker-start-center="false" draw:marker-end-width="0.229cm" draw:marker-end-center="false" draw:fill="solid" draw:fill-color="#b5e08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solid" draw:fill-color="#a8d38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" style:family="paragraph">
      <loext:graphic-properties draw:fill="none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3.655cm" svg:y1="15.479cm" svg:x2="7.715cm" svg:y2="15.479cm">
            <text:p/>
          </draw:line>
          <draw:frame draw:style-name="gr2" draw:text-style-name="P3" draw:layer="layout" svg:width="0.731cm" svg:height="0.624cm" svg:x="8.514cm" svg:y="15.716cm">
            <draw:text-box>
              <text:p text:style-name="P2"><text:span text:style-name="T1">b</text:span></text:p>
            </draw:text-box>
          </draw:frame>
          <draw:frame draw:style-name="gr2" draw:text-style-name="P4" draw:layer="layout" svg:width="0.726cm" svg:height="0.624cm" svg:x="9.803cm" svg:y="14.349cm">
            <draw:text-box>
              <text:p text:style-name="P2"><text:span text:style-name="T2">h</text:span></text:p>
            </draw:text-box>
          </draw:frame>
          <draw:line draw:style-name="gr3" draw:text-style-name="P5" draw:layer="layout" svg:x1="7.952cm" svg:y1="15.689cm" svg:x2="9.853cm" svg:y2="15.689cm">
            <text:p/>
          </draw:line>
          <draw:line draw:style-name="gr4" draw:text-style-name="P5" draw:layer="layout" svg:x1="10.325cm" svg:y1="15.479cm" svg:x2="10.325cm" svg:y2="13.577cm">
            <text:p/>
          </draw:line>
          <draw:polygon draw:style-name="gr5" draw:text-style-name="P6" draw:layer="layout" svg:width="1.9cm" svg:height="1.901cm" svg:x="7.952cm" svg:y="13.577cm" svg:viewBox="0 0 1901 1902" draw:points="0,1902 1901,1902 713,0">
            <text:p/>
          </draw:polygon>
          <draw:polygon draw:style-name="gr5" draw:text-style-name="P6" draw:layer="layout" svg:width="2.613cm" svg:height="1.901cm" svg:x="10.803cm" svg:y="13.577cm" svg:viewBox="0 0 2614 1902" draw:points="713,1902 2614,1902 0,0">
            <text:p/>
          </draw:polygon>
          <draw:line draw:style-name="gr6" draw:text-style-name="P1" draw:layer="layout" svg:x1="8.665cm" svg:y1="13.577cm" svg:x2="8.665cm" svg:y2="15.479cm">
            <text:p/>
          </draw:line>
          <draw:polyline draw:style-name="gr7" draw:text-style-name="P7" draw:layer="layout" svg:width="0.188cm" svg:height="0.19cm" svg:x="8.665cm" svg:y="15.288cm" svg:viewBox="0 0 189 191" draw:points="189,191 189,0 0,0">
            <text:p/>
          </draw:polyline>
          <draw:line draw:style-name="gr8" draw:text-style-name="P1" draw:layer="layout" svg:x1="10.803cm" svg:y1="13.577cm" svg:x2="10.803cm" svg:y2="15.479cm">
            <text:p/>
          </draw:line>
          <draw:polyline draw:style-name="gr7" draw:text-style-name="P7" draw:layer="layout" svg:width="0.187cm" svg:height="0.19cm" svg:x="10.803cm" svg:y="15.288cm" svg:viewBox="0 0 188 191" draw:points="188,191 188,0 0,0">
            <text:p/>
          </draw:polyline>
          <draw:line draw:style-name="gr9" draw:text-style-name="P1" draw:layer="layout" svg:x1="13.655cm" svg:y1="13.577cm" svg:x2="7.715cm" svg:y2="13.577cm">
            <text:p/>
          </draw:line>
          <draw:frame draw:style-name="gr2" draw:text-style-name="P3" draw:layer="layout" svg:width="0.731cm" svg:height="0.624cm" svg:x="12.075cm" svg:y="15.718cm">
            <draw:text-box>
              <text:p text:style-name="P2"><text:span text:style-name="T1">b</text:span></text:p>
            </draw:text-box>
          </draw:frame>
          <draw:line draw:style-name="gr3" draw:text-style-name="P5" draw:layer="layout" svg:x1="11.519cm" svg:y1="15.692cm" svg:x2="13.418cm" svg:y2="15.69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672" draw:display-name="Dashed (var) 4672" draw:style="rect" draw:dots1="1" draw:dots1-length="63%" draw:distance="63%"/>
    <draw:stroke-dash draw:name="Dashed_20__28_var_29__20_4673" draw:display-name="Dashed (var) 4673" draw:style="rect" draw:dots1="1" draw:dots1-length="63%" draw:distance="63%"/>
    <draw:stroke-dash draw:name="Dashed_20__28_var_29__20_4674" draw:display-name="Dashed (var) 4674" draw:style="rect" draw:dots1="1" draw:dots1-length="63%" draw:distance="63%"/>
    <draw:stroke-dash draw:name="Dashed_20__28_var_29__20_4675" draw:display-name="Dashed (var) 4675" draw:style="rect" draw:dots1="1" draw:dots1-length="63%" draw:distance="6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07:18.424997700</meta:creation-date>
    <dc:date>2018-03-22T11:07:55.003552974</dc:date>
    <meta:editing-duration>PT36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